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3ff56"/>
    </style:style>
    <style:style style:name="P3" style:family="paragraph" style:parent-style-name="Standard">
      <style:paragraph-properties style:writing-mode="lr-tb"/>
      <style:text-properties officeooo:paragraph-rsid="0043ff56"/>
    </style:style>
    <style:style style:name="P4" style:family="paragraph" style:parent-style-name="Standard">
      <style:text-properties officeooo:paragraph-rsid="0044e672"/>
    </style:style>
    <style:style style:name="P5" style:family="paragraph" style:parent-style-name="Standard">
      <style:text-properties officeooo:paragraph-rsid="0043ff56"/>
    </style:style>
    <style:style style:name="P6" style:family="paragraph" style:parent-style-name="Standard">
      <style:text-properties officeooo:paragraph-rsid="0045a855"/>
    </style:style>
    <style:style style:name="P7" style:family="paragraph" style:parent-style-name="Standard">
      <style:text-properties officeooo:paragraph-rsid="0045c6f0"/>
    </style:style>
    <style:style style:name="P8" style:family="paragraph" style:parent-style-name="Standard">
      <style:text-properties officeooo:paragraph-rsid="0023feb2"/>
    </style:style>
    <style:style style:name="P9" style:family="paragraph" style:parent-style-name="Standard">
      <style:text-properties officeooo:rsid="00460f56" officeooo:paragraph-rsid="00460f56"/>
    </style:style>
    <style:style style:name="T1" style:family="text">
      <style:text-properties officeooo:rsid="0043ff56"/>
    </style:style>
    <style:style style:name="T2" style:family="text">
      <style:text-properties officeooo:rsid="0044e672"/>
    </style:style>
    <style:style style:name="T3" style:family="text">
      <style:text-properties officeooo:rsid="0045a855"/>
    </style:style>
    <style:style style:name="T4" style:family="text">
      <style:text-properties officeooo:rsid="0045c6f0"/>
    </style:style>
    <style:style style:name="T5" style:family="text">
      <style:text-properties officeooo:rsid="00460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nalyse and translate the following periphrastic perfect forms.</text:p>
      <text:p text:style-name="P1"/>
      <text:p text:style-name="P3">१) कारयामास → √कृ <text:span text:style-name="T2">1/3p, sg </text:span><text:span text:style-name="T3">\ 2p, pl</text:span>→ <text:s/><text:span text:style-name="T2">я(он, </text:span><text:span text:style-name="T3">вы</text:span><text:span text:style-name="T2">)заставил</text:span><text:span text:style-name="T3">(и)</text:span><text:span text:style-name="T2"> сделать</text:span></text:p>
      <text:p text:style-name="P2">२) तानयां चकृध्वे → √तन् <text:span text:style-name="T2">2p, pl, mv</text:span>→ <text:s/><text:span text:style-name="T2">вы заставляете тянуть</text:span></text:p>
      <text:p text:style-name="P2">३) ग्राहयामासतुः → √ग्रह् <text:span text:style-name="T2">3p, du</text:span>→ <text:s/><text:span text:style-name="T2">они двое заставляли брать(давали)</text:span></text:p>
      <text:p text:style-name="P2">४) ईक्षां चक्रिरे →√ईक्ष् <text:span text:style-name="T2">3p, pl, mv</text:span> → <text:span text:style-name="T2">они смотрели</text:span></text:p>
      <text:p text:style-name="P4">५) आसं चक्रे → √आस् <text:span text:style-name="T2">1\3p, sg, mv</text:span>→ <text:span text:style-name="T2">я(он) сел</text:span></text:p>
      <text:p text:style-name="P2">६) क्रामयां चकृवहे → √क्रम् <text:span text:style-name="T2">1p, du</text:span>→ <text:span text:style-name="T2">мы двое заставили шагать</text:span></text:p>
      <text:p text:style-name="P6">७) कारयां बभूव → √कृ <text:span text:style-name="T2">1/3p, sg <text:s/></text:span><text:span text:style-name="T3">\ 2p, pl</text:span>→ <text:s text:c="2"/><text:span text:style-name="T2">я(он, </text:span><text:span text:style-name="T3">вы</text:span><text:span text:style-name="T2">)заставил</text:span><text:span text:style-name="T3">(и)</text:span><text:span text:style-name="T2"> сделать</text:span></text:p>
      <text:p text:style-name="P4">८) आसामास → √अस् <text:span text:style-name="T2">(или √आस् ?)</text:span>→ <text:s/><text:span text:style-name="T2">мы были</text:span></text:p>
      <text:p text:style-name="P2"/>
      <text:p text:style-name="P1">2) Give the periphrastic perfect of the causative of each verbal root as specified in brackets. (All</text:p>
      <text:p text:style-name="P1">these verbs form regular causatives, strengthening the root syllable until it is heavy.) For this</text:p>
      <text:p text:style-name="P1">exercise, use only √अस्, not √भू or √कृ .</text:p>
      <text:p text:style-name="P6">a) √चर् (3rd Du) →च<text:span text:style-name="T3">ा</text:span>रयमास<text:span text:style-name="T3">थुः</text:span>→ <text:s/><text:span text:style-name="T3">они двое заставляли идти</text:span></text:p>
      <text:p text:style-name="P6">b) √त्यज् (2nd Pl) → त्य<text:span text:style-name="T3">ा</text:span>जयमास→ <text:s/><text:span text:style-name="T3">вы заставили покинуть</text:span></text:p>
      <text:p text:style-name="P6">c) √कथ् (1st Sg) →क<text:span text:style-name="T3">ा</text:span>थयमास → <text:s/><text:span text:style-name="T3">я заставили рассказывать</text:span></text:p>
      <text:p text:style-name="P6">d) √क्षिप् (1st Pl) →क्ष<text:span text:style-name="T3">ी</text:span>पयमास<text:span text:style-name="T3">िम</text:span> → <text:s/><text:span text:style-name="T3">мы заставили бросить</text:span></text:p>
      <text:p text:style-name="P6">e) √अद् (3rd Sg) → <text:span text:style-name="T3">आ</text:span>दयमास→ <text:s/><text:span text:style-name="T3">он кормил</text:span></text:p>
      <text:p text:style-name="P2">f) √तप् (2nd Du) → <text:span text:style-name="T3">तापयमासथुः</text:span>→ <text:span text:style-name="T3">вы вдвоём заставляли гореть</text:span></text:p>
      <text:p text:style-name="P7">g) √कॢप् (2nd Sg) →कल्पय<text:span text:style-name="T3">मास</text:span><text:span text:style-name="T4">िथ</text:span> → <text:s/><text:span text:style-name="T4">ты заставлял быть готовым</text:span></text:p>
      <text:p text:style-name="P7">h) √छिद् (3rd Pl) →छेदय<text:span text:style-name="T3">मास</text:span><text:span text:style-name="T4">ुः</text:span> → <text:s/><text:span text:style-name="T4">они заставляли резать</text:span></text:p>
      <text:p text:style-name="P2"/>
      <text:p text:style-name="P1">3) Translate into English.</text:p>
      <text:p text:style-name="P1"/>
      <text:p text:style-name="P1">१) महता यत्नेन नरौ गृह<text:span text:style-name="T5">म्</text:span> शत्रुभ्यः पालयामासतुः ।</text:p>
      <text:p text:style-name="P9">Великим усилием два человека дом от врагов заставляли охранять.</text:p>
      <text:p text:style-name="P1">२) पौरा<text:span text:style-name="T5">ः</text:span> अधिपति<text:span text:style-name="T5">म्</text:span> कृताञ्जलय<text:span text:style-name="T5">ः</text:span> <text:span text:style-name="T5">अ</text:span>भिगम्य नेमुः ।</text:p>
      <text:p text:style-name="P9">Горожане господина со сложенными ладонями подойдя поклонились.</text:p>
      <text:p text:style-name="P1">३) कन्या बालं छिन्नं वृक्षं दर्शयामासुः ।</text:p>
      <text:p text:style-name="P1">४) आसीद्राजा नलो नाम वीरसेनसुतो बली ।</text:p>
      <text:p text:style-name="P1">उपपन्नो गुण<text:span text:style-name="T1">ै</text:span>र<text:span text:style-name="T1">ि</text:span>ष्टै रूपवानश्वकोविदः ।। (वीरसेन- name of a king; सुत- (m.) ‘son’; उपपन्न- +</text:p>
      <text:p text:style-name="P1">Instr ‘equipped with, having’)</text:p>
      <text:p text:style-name="P1">५) पितामहः (guess!) प्रसन्नान्बालान्कथां कथयां बभूव ।</text:p>
      <text:p text:style-name="P1">६) बाले युवयोः कतरा शत्रून्पूर्वं लक्षयामासिथ ।</text:p>
      <text:p text:style-name="P1">७) दूतो नश्चम्वो रणं वर्णयामास ।</text:p>
      <text:p text:style-name="P1">८) मानुषा भुवमवतीर्णं देवं प्रणेमुः ।</text:p>
      <text:p text:style-name="P1">९) न कदा चित्पक्षिनां गणैर्वृतं भुवमीक्षां चक्र इति कन्याब्रवीत् ।</text:p>
      <text:p text:style-name="P1">१०) दग्धस्य पुरस्य दर्शनं पौराञ्शोचयामास ।</text:p>
      <text:p text:style-name="P1">११) मानुषा अधिपतिं ससेनं युद्धात्प्रत्यागतमानृचुः ।</text:p>
      <text:p text:style-name="P1">१२) सुखिनो वृक्षस्य छायायामासां चकृमहे ।</text:p>
      <text:p text:style-name="P1"/>
      <text:p text:style-name="P1"/>
      <text:p text:style-name="P1">READING: Bhagavad-Gītā 1.34–40 – Arjuna asks Kṛṣṇa for advice</text:p>
      <text:p text:style-name="P1"/>
      <text:p text:style-name="P1">आचार्याः पितरः पुत्रास्तथैव च पितामहाः ।</text:p>
      <text:p text:style-name="P1">मातुलाः श्वशुराः पौत्राः श्यालाः संबन्धिनस्तथा ॥ १-३४॥</text:p>
      <text:p text:style-name="P1"><text:soft-page-break/>एतान्न हन्तुमिच्छामि घ्नतो ऽपि मधुसूदन ।</text:p>
      <text:p text:style-name="P1">अपि त्रैलोक्यराज्यस्य हेतोः किं नु महीकृ ते ॥ १-३५॥</text:p>
      <text:p text:style-name="P1">निहत्य धार्तराष्ट्रान्नः का प्रीतिः स्याज्जनार्दन ।</text:p>
      <text:p text:style-name="P1">पापमेवाश्रयेदस्मान्हत्वैतानाततायिनः ॥ १-३६॥</text:p>
      <text:p text:style-name="P1">तस्मान्नार्हा वयं हन्तुं धार्तराष्ट्रान्स्वबान्धवान् ।</text:p>
      <text:p text:style-name="P1">स्वजनं हि कथं हत्वा सुखिनःस्याम माधव ॥ १-३७॥</text:p>
      <text:p text:style-name="P1">यद्यप्येते न पश्यन्ति लोभोपहतचेतसः ।</text:p>
      <text:p text:style-name="P1">कुलक्षयकृ तं दोषं मित्रद्रोहे च पातकम् ॥ १-३८॥</text:p>
      <text:p text:style-name="P1">कथं न ज्ञेयमस्माभिः पापादस्मान्निवर्तितमु ् ।</text:p>
      <text:p text:style-name="P1">कु लक्षयकृ तं दोषं प्रपश्यद्भिर्जनार्दन ॥ १-३९॥</text:p>
      <text:p text:style-name="P1">कु लक्षये प्रणश्यन्ति कु लधर्माः सनातनाः ।</text:p>
      <text:p text:style-name="P1">धर्मे नष्टे कु लं कृ त्स्नमधर्मो ऽभिभवत्युत ॥ १-४०॥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16T15:51:42.716473979</dc:date>
    <meta:editing-duration>P2DT8H53M15S</meta:editing-duration>
    <meta:editing-cycles>63</meta:editing-cycles>
    <meta:generator>LibreOffice/7.4.7.2$Linux_X86_64 LibreOffice_project/40$Build-2</meta:generator>
    <meta:document-statistic meta:table-count="0" meta:image-count="0" meta:object-count="0" meta:page-count="2" meta:paragraph-count="52" meta:word-count="431" meta:character-count="2069" meta:non-whitespace-character-count="1676"/>
  </office:meta>
</office:document-meta>
</file>